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Welcome</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Agenda / Todo</text:p>
          </draw:text-box>
        </draw:frame>
        <draw:frame presentation:style-name="pr4" draw:layer="layout" svg:width="25.199cm" svg:height="9.134cm" svg:x="1.4cm" svg:y="3.685cm" presentation:class="outline" presentation:user-transformed="true">
          <draw:text-box>
            <text:list text:style-name="L2">
              <text:list-item>
                <text:p>Ash: example best-of-breed video system</text:p>
                <text:list>
                  <text:list-item>
                    <text:p>Includes mDNS + DNSSEC and other moving parts</text:p>
                  </text:list-item>
                </text:list>
              </text:list-item>
              <text:list-item>
                <text:p>Shumon: <text:s/></text:p>
                <text:list>
                  <text:list-item>
                    <text:p>Store and Forward, Object Security uses for DANE (MQTT)</text:p>
                  </text:list-item>
                  <text:list-item>
                    <text:p>SMTP transport authentication</text:p>
                  </text:list-item>
                </text:list>
              </text:list-item>
              <text:list-item>
                <text:p>Need <text:s/>/ Approach / Benefits </text:p>
                <text:list>
                  <text:list-item>
                    <text:p>Need some industry player who is willing to do this.</text:p>
                  </text:list-item>
                  <text:list-item>
                    <text:p>Need specificity in the motivation/solution, because it reduces the attack surface.</text:p>
                  </text:list-item>
                </text:list>
              </text:list-item>
              <text:list-item>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Note Well</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Goals of this meeting</text:p>
          </draw:text-box>
        </draw:frame>
        <draw:frame presentation:style-name="pr4" draw:layer="layout" svg:width="25.199cm" svg:height="9.134cm" svg:x="1.4cm" svg:y="3.685cm" presentation:class="outline">
          <draw:text-box>
            <text:list text:style-name="L2">
              <text:list-item>
                <text:p>Understand the story</text:p>
              </text:list-item>
              <text:list-item>
                <text:p>Trust Anchor discovery</text:p>
                <text:list>
                  <text:list-item>
                    <text:p>Can we pull off encryption key too? Great!</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Problem Statement Presentation</text:p>
          </draw:text-box>
        </draw:frame>
        <draw:frame presentation:style-name="pr4" draw:layer="layout" svg:width="25.199cm" svg:height="9.134cm" svg:x="1.4cm" svg:y="3.685cm" presentation:class="outline">
          <draw:text-box>
            <text:list text:style-name="L2">
              <text:list-item>
                <text:p>Need a compeling story</text:p>
              </text:list-item>
              <text:list-item>
                <text:p>Zero-trust, do not assume truthworthiness of middleware.</text:p>
                <text:list>
                  <text:list-item>
                    <text:p>For instance, JWS signed objects in MQTT.</text:p>
                  </text:list-item>
                  <text:list-item>
                    <text:p>Hard to do this, because no certificate discovery mechanism.</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DANE for object security</text:p>
          </draw:text-box>
        </draw:frame>
        <draw:frame presentation:style-name="pr4" draw:layer="layout" svg:width="25.199cm" svg:height="9.134cm" svg:x="1.4cm" svg:y="3.685cm" presentation:class="outline">
          <draw:text-box>
            <text:list text:style-name="L2">
              <text:list-item>
                <text:p>JOSE, COSE</text:p>
              </text:list-item>
              <text:list-item>
                <text:p>MLS (maybe?)</text:p>
              </text:list-item>
              <text:list-item>
                <text:p>SMIME certificates (SMIMEA)</text:p>
              </text:list-item>
              <text:list-item>
                <text:p>SMTP</text:p>
                <text:list>
                  <text:list-item>
                    <text:p>These methods opportunistic, the entities have to agree to do this, and then do it.</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Problem Statement Discussion</text:p>
          </draw:text-box>
        </draw:frame>
        <draw:frame presentation:style-name="pr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Inter-domain Question</text:p>
          </draw:text-box>
        </draw:frame>
        <draw:frame presentation:style-name="pr4" draw:layer="layout" svg:width="25.199cm" svg:height="9.134cm" svg:x="1.4cm" svg:y="3.685cm" presentation:class="outline">
          <draw:text-box>
            <text:list text:style-name="L2">
              <text:list-item>
                <text:p>When does my fridge need to talk to my HVAC?</text:p>
                <text:list>
                  <text:list-item>
                    <text:p>(or to your HVAC?)</text:p>
                  </text:list-item>
                </text:list>
              </text:list-item>
              <text:list-item>
                <text:p>e.g: Best of Breed premises monitoring system</text:p>
                <text:list>
                  <text:list-item>
                    <text:p>Get cameras from vendor A</text:p>
                  </text:list-item>
                  <text:list-item>
                    <text:p>Get facial recognition from vendor B</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473cm" svg:x="1.4cm" svg:y="0.206cm" presentation:class="title" presentation:user-transformed="true">
          <draw:text-box>
            <text:p>Overview of other Things in the Future</text:p>
          </draw:text-box>
        </draw:frame>
        <draw:frame presentation:style-name="pr4" draw:layer="layout" svg:width="25.199cm" svg:height="9.134cm" svg:x="1.4cm" svg:y="3.685cm" presentation:class="outline">
          <draw:text-box>
            <text:list text:style-name="L2">
              <text:list-item>
                <text:p>Draft-dukhovni-tls-dnssec-chain</text:p>
              </text:list-item>
              <text:list-item>
                <text:p>Client SMTP authentication (existing protocols (MQTT, ...?), well established, extend them with DANE based client auth)</text:p>
              </text:list-item>
              <text:list-item>
                <text:p>Operational experience with DANE+SMTP</text:p>
              </text:list-item>
              <text:list-item>
                <text:p>DANE for store and forward protocols (SMIME, MLS, MQTT)</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Wiki Contents</text:p>
          </draw:text-box>
        </draw:frame>
        <draw:frame presentation:style-name="pr4" draw:layer="layout" svg:width="24.909cm" svg:height="12.074cm" svg:x="1.4cm" svg:y="2.795cm" presentation:class="outline" presentation:user-transformed="true">
          <draw:text-box>
            <text:list text:style-name="L2">
              <text:list-item>
                <text:p>Agenda</text:p>
              </text:list-item>
              <text:list-item>
                <text:p>Lay out problem space [15 minutes]</text:p>
              </text:list-item>
              <text:list-item>
                <text:p>IoT applications frequently suffer from challenges with authentication across organizational boundaries and roots of trust. The challenges related to TLS authentication and object security can be effectively addressed using DNS as the certificate discovery mechanism, to support mutual authentication and object security use cases. We propose this BoF to standardize the use of DANE for TLS client authentication, as well as public key discovery for message signing and encryption.</text:p>
              </text:list-item>
              <text:list-item>
                <text:p>Discuss each of the following as potential initial areas for a Working Group charter [30 minutes]</text:p>
              </text:list-item>
              <text:list-item>
                <text:p>DANE for client authentication and identity</text:p>
              </text:list-item>
              <text:list-item>
                <text:p>DANE for object security in messaging applications</text:p>
              </text:list-item>
              <text:list-item>
                <text:p>Quick overview of other possible use cases that might be applicable for future versions of the Working Group charter [15 minutes]</text:p>
              </text:list-item>
              <text:list-item>
                <text:p>DNS URIs for COSE and JOSE to facilitate public key/certificate discovery</text:p>
              </text:list-item>
              <text:list-item>
                <text:p>DANE client identity interoperability with EAP-TLS and TEAP</text:p>
              </text:list-item>
              <text:list-item>
                <text:p>Standardize representation of DANE identity in mDNS/DNS-SD</text:p>
              </text:list-item>
              <text:list-item>
                <text:p>Protocol support for DNS trust anchors in AMIMA (BRSKI) and TEEP</text:p>
              </text:list-item>
              <text:list-item>
                <text:p>Oauth2.0 mTLS interoperability</text:p>
              </text:list-item>
              <text:list-item>
                <text:p>Open mic [remaining time]</text:p>
              </text:list-item>
              <text:list-item>
                <text:p>Links to the mailing list, draft charter if any, relevant Internet-Drafts, etc.</text:p>
              </text:list-item>
              <text:list-item>
                <text:p>Mailing List: ​https://mailarchive.ietf.org/arch/browse/danish/ (previously discussed on ​https://mailarchive.ietf.org/arch/browse/iot-onboarding/)</text:p>
              </text:list-item>
              <text:list-item>
                <text:p>Draft charter: N/A</text:p>
              </text:list-item>
              <text:list-item>
                <text:p>Relevant drafts:</text:p>
              </text:list-item>
              <text:list-item>
                <text:p>TLS Client Authentication via DANE TLSA records</text:p>
              </text:list-item>
              <text:list-item>
                <text:p>​https://datatracker.ietf.org/doc/draft-huque-dane-client-cert/</text:p>
              </text:list-item>
              <text:list-item>
                <text:p>TLS Extension for DANE Client Identity</text:p>
              </text:list-item>
              <text:list-item>
                <text:p>​https://datatracker.ietf.org/doc/draft-huque-tls-dane-clientid/</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Who is doing what?</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How BOF succeeds?</text:p>
          </draw:text-box>
        </draw:frame>
        <draw:frame presentation:style-name="pr4" draw:layer="layout" svg:width="25.199cm" svg:height="9.134cm" svg:x="1.4cm" svg:y="3.685cm" presentation:class="outline">
          <draw:text-box>
            <text:list text:style-name="L2">
              <text:list-item>
                <text:p>Narrow focus</text:p>
                <text:list>
                  <text:list-item>
                    <text:p>Tell a good story about Object Security</text:p>
                  </text:list-item>
                </text:list>
              </text:list-item>
              <text:list-item>
                <text:p>The predominance of the people believe that this is a tractable problem, and that the solution will be deployed.</text:p>
              </text:list-item>
              <text:list-item>
                <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Questions</text:p>
          </draw:text-box>
        </draw:frame>
        <draw:frame presentation:style-name="pr4" draw:layer="layout" svg:width="25.199cm" svg:height="9.134cm" svg:x="1.4cm" svg:y="3.685cm" presentation:class="outline">
          <draw:text-box>
            <text:list text:style-name="L2">
              <text:list-item>
                <text:p>Is this about verifying signatures (getting the “certificates”) </text:p>
              </text:list-item>
              <text:list-item>
                <text:p>Or is this about trust anchors (to verify certificates)</text:p>
                <text:list>
                  <text:list-item>
                    <text:p>DANE as used in SMTP is mostly about this</text:p>
                  </text:list-item>
                </text:list>
              </text:list-item>
              <text:list-item>
                <text:p>Or is this about discovery of certificates (for encryption in object security)</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Richardson</meta:initial-creator>
    <meta:creation-date>2021-02-15T09:55:40.193911484</meta:creation-date>
    <dc:date>2021-02-15T10:58:42.506585952</dc:date>
    <dc:creator>Michael Richardson</dc:creator>
    <meta:editing-duration>PT21M11S</meta:editing-duration>
    <meta:editing-cycles>4</meta:editing-cycles>
    <meta:generator>LibreOffice/6.1.5.2$Linux_X86_64 LibreOffice_project/10$Build-2</meta:generator>
    <meta:document-statistic meta:object-count="73"/>
  </office:meta>
</office:document-meta>
</file>